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9c3e" officeooo:paragraph-rsid="001a9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ot <text:tab/><text:tab/><text:tab/><text:tab/><text:tab/><text:tab/><text:tab/><text:tab/><text:tab/><text:tab/><text:tab/><text:tab/><text:tab/>2°7</text:p>
      <text:p text:style-name="P1">chauve <text:tab/><text:tab/><text:tab/><text:tab/><text:tab/><text:tab/><text:tab/><text:tab/><text:tab/><text:tab/><text:tab/>21/09/2021</text:p>
      <text:p text:style-name="P1"/>
      <text:p text:style-name="P1"><text:tab/><text:tab/><text:tab/><text:tab/><text:tab/><text:tab/>contrôle Histoire </text:p>
      <text:p text:style-name="P1"/>
      <text:p text:style-name="P1"/>
      <text:p text:style-name="P1">1 ) limes : designant les « auto route" de l’époque, elle mène tous a Rome </text:p>
      <text:p text:style-name="P1">2 ) romanisation : l’adaptation de la culture romain par les pays conquis </text:p>
      <text:p text:style-name="P1">3 ) <text:s/>pax romana : la pax romana désigne la long période de paix après la conquête des différent pay/ville</text:p>
      <text:p text:style-name="P1">4 ) oligarchie : régime politique diriger par une parti priviliger de la population </text:p>
      <text:p text:style-name="P1">5 ) expulsion d’un citoyen d’athène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14:01:15.569000000</meta:creation-date>
    <dc:date>2021-09-21T14:12:13.962000000</dc:date>
    <meta:editing-duration>PT10M58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8" meta:word-count="75" meta:character-count="449" meta:non-whitespace-character-count="345"/>
  </office:meta>
</office:document-meta>
</file>